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>
      <style:paragraph-properties fo:line-height="150%"/>
    </style:style>
    <style:style style:name="P3" style:family="paragraph" style:parent-style-name="List_20_Paragraph" style:list-style-name="WWNum3">
      <style:paragraph-properties fo:line-height="150%"/>
    </style:style>
    <style:style style:name="P4" style:family="paragraph" style:parent-style-name="List_20_Paragraph" style:list-style-name="WWNum3">
      <style:paragraph-properties fo:line-height="150%"/>
      <style:text-properties officeooo:paragraph-rsid="0015dd69"/>
    </style:style>
    <style:style style:name="P5" style:family="paragraph" style:parent-style-name="List_20_Paragraph" style:list-style-name="WWNum4">
      <style:paragraph-properties fo:line-height="150%" fo:text-align="center" style:justify-single-word="false"/>
    </style:style>
    <style:style style:name="P6" style:family="paragraph" style:parent-style-name="List_20_Paragraph" style:list-style-name="WWNum1">
      <style:paragraph-properties fo:line-height="150%"/>
    </style:style>
    <style:style style:name="P7" style:family="paragraph" style:parent-style-name="List_20_Paragraph" style:list-style-name="WWNum2">
      <style:paragraph-properties fo:line-height="150%"/>
    </style:style>
    <style:style style:name="P8" style:family="paragraph" style:parent-style-name="List_20_Paragraph">
      <style:paragraph-properties fo:line-height="150%"/>
      <style:text-properties fo:font-size="12pt" style:font-size-asian="12pt" style:font-name-complex="Calibri1" style:font-size-complex="12pt"/>
    </style:style>
    <style:style style:name="P9" style:family="paragraph" style:parent-style-name="List_20_Paragraph" style:list-style-name="WWNum3">
      <style:paragraph-properties fo:line-height="150%"/>
      <style:text-properties fo:font-size="12pt" fo:font-weight="normal" officeooo:rsid="00156eba" officeooo:paragraph-rsid="00156eba" style:font-size-asian="12pt" style:font-weight-asian="normal" style:font-size-complex="12pt" style:font-weight-complex="normal"/>
    </style:style>
    <style:style style:name="P10" style:family="paragraph" style:parent-style-name="List_20_Paragraph">
      <style:paragraph-properties fo:line-height="150%"/>
      <style:text-properties fo:font-size="12pt" fo:font-weight="normal" officeooo:rsid="00156eba" officeooo:paragraph-rsid="00156eba" style:font-size-asian="12pt" style:font-weight-asian="normal" style:font-size-complex="12pt" style:font-weight-complex="normal"/>
    </style:style>
    <style:style style:name="P11" style:family="paragraph" style:parent-style-name="List_20_Paragraph" style:list-style-name="WWNum3">
      <style:paragraph-properties fo:line-height="150%"/>
      <style:text-properties fo:font-size="12pt" fo:font-weight="normal" officeooo:rsid="0016db35" officeooo:paragraph-rsid="0016db35" style:font-size-asian="12pt" style:font-weight-asian="normal" style:font-size-complex="12pt" style:font-weight-complex="normal"/>
    </style:style>
    <style:style style:name="P12" style:family="paragraph" style:parent-style-name="List_20_Paragraph" style:list-style-name="WWNum1">
      <style:paragraph-properties fo:line-height="150%"/>
      <style:text-properties fo:color="#467d52"/>
    </style:style>
    <style:style style:name="P13" style:family="paragraph" style:parent-style-name="List_20_Paragraph" style:list-style-name="WWNum3">
      <style:paragraph-properties fo:line-height="150%"/>
      <style:text-properties officeooo:rsid="00156eba" officeooo:paragraph-rsid="00156eba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name-complex="Calibri1" style:font-size-complex="16pt" style:font-weight-complex="bold"/>
    </style:style>
    <style:style style:name="P17" style:family="paragraph" style:parent-style-name="Standard">
      <style:paragraph-properties fo:line-height="150%"/>
      <style:text-properties fo:font-size="12pt" style:font-size-asian="12pt" style:font-name-complex="Calibri1" style:font-size-complex="12pt"/>
    </style:style>
    <style:style style:name="P18" style:family="paragraph" style:parent-style-name="Standard">
      <style:paragraph-properties fo:line-height="150%"/>
      <style:text-properties fo:font-size="12pt" fo:language="en" fo:country="GB" style:font-size-asian="12pt" style:font-name-complex="Calibri1" style:font-size-complex="12pt"/>
    </style:style>
    <style:style style:name="P19" style:family="paragraph" style:parent-style-name="Standard">
      <style:text-properties fo:language="en" fo:country="GB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T1" style:family="text">
      <style:text-properties fo:font-size="16pt" fo:font-weight="bold" style:font-size-asian="16pt" style:font-weight-asian="bold" style:font-name-complex="Calibri1" style:font-size-complex="16pt" style:font-weight-complex="bold"/>
    </style:style>
    <style:style style:name="T2" style:family="text">
      <style:text-properties fo:font-size="16pt" fo:language="en" fo:country="GB" fo:font-weight="bold" style:font-size-asian="16pt" style:font-weight-asian="bold" style:font-name-complex="Calibri1" style:font-size-complex="16pt" style:font-weight-complex="bold"/>
    </style:style>
    <style:style style:name="T3" style:family="text">
      <style:text-properties fo:font-size="16pt" fo:language="en" fo:country="GB" fo:font-weight="bold" officeooo:rsid="0015dd69" style:font-size-asian="16pt" style:font-weight-asian="bold" style:font-name-complex="Calibri1" style:font-size-complex="16pt" style:font-weight-complex="bold"/>
    </style:style>
    <style:style style:name="T4" style:family="text">
      <style:text-properties fo:font-size="16pt" fo:language="en" fo:country="GB" fo:font-weight="bold" officeooo:rsid="00156eba" style:font-size-asian="16pt" style:font-weight-asian="bold" style:font-name-complex="Calibri1" style:font-size-complex="16pt" style:font-weight-complex="bold"/>
    </style:style>
    <style:style style:name="T5" style:family="text">
      <style:text-properties fo:font-size="16pt" fo:language="en" fo:country="GB" fo:font-weight="bold" officeooo:rsid="0016db35" style:font-size-asian="16pt" style:font-weight-asian="bold" style:font-name-complex="Calibri1" style:font-size-complex="16pt" style:font-weight-complex="bold"/>
    </style:style>
    <style:style style:name="T6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7" style:family="text">
      <style:text-properties fo:font-size="12pt" style:font-size-asian="12pt" style:font-name-complex="Calibri1" style:font-size-complex="12pt"/>
    </style:style>
    <style:style style:name="T8" style:family="text">
      <style:text-properties fo:font-size="12pt" fo:language="en" fo:country="GB" style:font-size-asian="12pt" style:font-name-complex="Calibri1" style:font-size-complex="12pt"/>
    </style:style>
    <style:style style:name="T9" style:family="text">
      <style:text-properties fo:color="#7030a0" fo:font-size="12pt" style:font-size-asian="12pt" style:font-name-complex="Calibri1" style:font-size-complex="12pt"/>
    </style:style>
    <style:style style:name="T10" style:family="text">
      <style:text-properties fo:language="en" fo:country="GB" style:font-name-complex="Calibr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Project Idagi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pan text:style-name="T6">Groepsleden: </text:span><text:span text:style-name="T7">Ruerd de Jong, Tjerk Nagel, Annemarleen Bosma, Lukas de Ruiter</text:span></text:p>
      <text:p text:style-name="P14"><text:span text:style-name="T6">Teamnaam:</text:span><text:span text:style-name="T7"> <text:s/>Garden Gnomes</text:span></text:p>
      <text:p text:style-name="P14"><text:span text:style-name="T6">Docent:</text:span><text:span text:style-name="T7"> J. Haverkort</text:span></text:p>
      <text:p text:style-name="P15"><text:soft-page-break/><text:span text:style-name="T1">Inhoud</text:span></text:p>
      <text:list xml:id="list1555126507" text:style-name="WWNum3">
        <text:list-item>
          <text:p text:style-name="P3"><text:span text:style-name="T7">Glossary</text:span></text:p>
        </text:list-item>
        <text:list-item>
          <text:p text:style-name="P3"><text:span text:style-name="T7">Product backlog</text:span></text:p>
        </text:list-item>
        <text:list-item>
          <text:p text:style-name="P3"><text:span text:style-name="T7">Definition of Done</text:span></text:p>
        </text:list-item>
        <text:list-item>
          <text:p text:style-name="P3"><text:span text:style-name="T7">User stories</text:span></text:p>
        </text:list-item>
        <text:list-item>
          <text:p text:style-name="P13"><text:span text:style-name="T7">Minimal Viable Product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4124504593" text:style-name="WWNum4">
        <text:list-item>
          <text:p text:style-name="P5"><text:soft-page-break/><text:span text:style-name="T1">GLOSSARY</text:span></text:p>
        </text:list-item>
      </text:list>
      <text:p text:style-name="P17"/>
      <text:p text:style-name="P14"><text:span text:style-name="T7">Admin beheerder- beheerder van het gehele systeem.</text:span></text:p>
      <text:p text:style-name="P17"/>
      <text:p text:style-name="P14"><text:span text:style-name="T7">Garden manager- beheerder van een moestuin.</text:span></text:p>
      <text:p text:style-name="P17"/>
      <text:p text:style-name="P14"><text:span text:style-name="T7">Gardener – vrijwilligers die uiteindelijk in een moestuin gaan werken.</text:span></text:p>
      <text:p text:style-name="P17"/>
      <text:p text:style-name="P14"><text:span text:style-name="T7">Patch – moestuinperk waar één soort gewas in groeit, dat wordt gebruikt voor de onderverdeling van de moestuin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100317265157340" text:continue-numbering="true" text:style-name="WWNum4">
        <text:list-item>
          <text:p text:style-name="P5"><text:span text:style-name="T1">Product backlog</text:span></text:p>
        </text:list-item>
      </text:list>
      <text:list xml:id="list357528815" text:style-name="WWNum1">
        <text:list-item>
          <text:p text:style-name="P6"><text:span text:style-name="T9">EPIC: Schematisch overzicht van takentijden van een gemeenschappelijke moestuin.</text:span></text:p>
        </text:list-item>
      </text:list>
      <text:p text:style-name="P2"><text:span text:style-name="T7">1: Overzicht van patches.</text:span></text:p>
      <text:p text:style-name="P2"><text:span text:style-name="T7">2: Overzicht van actuele gewassen.</text:span></text:p>
      <text:p text:style-name="P2"><text:span text:style-name="T7">3: Overzicht van gedane taken.</text:span></text:p>
      <text:p text:style-name="P2"><text:span text:style-name="T7">4: Overzicht van actuele taken.</text:span></text:p>
      <text:p text:style-name="P8"/>
      <text:list xml:id="list100317999085834" text:continue-numbering="true" text:style-name="WWNum1">
        <text:list-item>
          <text:p text:style-name="P6"><text:span text:style-name="T7">Een beheer-admin scherm met CRUD-functionaliteit <text:s/>voor gebruikers.</text:span></text:p>
        </text:list-item>
        <text:list-item>
          <text:p text:style-name="P6"><text:span text:style-name="T7">Een moestuin beheerder-scherm met een status overzicht van de moestuin en planning mogelijkheden voor de moestuin.</text:span></text:p>
        </text:list-item>
        <text:list-item>
          <text:p text:style-name="P6"><text:span text:style-name="T7">Database met info van gewassen dat leesbaar is voor users/met CRUD mogelijkheden voor de moestuin beheerder. </text:span></text:p>
        </text:list-item>
        <text:list-item>
          <text:p text:style-name="P6"><text:span text:style-name="T7">Weerindicatie met gebruik van openweather.org API voor gebruikers/moestuin beheerder. </text:span></text:p>
        </text:list-item>
        <text:list-item>
          <text:p text:style-name="P12"><text:span text:style-name="T7">Applogo ontwikkelen.</text:span></text:p>
        </text:list-item>
        <text:list-item>
          <text:p text:style-name="P12"><text:span text:style-name="T7">Teamlogo ontwikkelen.</text:span></text:p>
        </text:list-item>
        <text:list-item>
          <text:p text:style-name="P12"><text:span text:style-name="T7">Beloningssysteem voor gebruikers.</text:span></text:p>
        </text:list-item>
        <text:list-item>
          <text:p text:style-name="P12"><text:span text:style-name="T7">Visuele representatie voor de gebruikers van de status van de moestuin. </text:span></text:p>
        </text:list-item>
        <text:list-item>
          <text:p text:style-name="P12"><text:span text:style-name="T7">Rekening houden met applicatie voor telefoon. </text:span></text:p>
        </text:list-item>
        <text:list-item>
          <text:p text:style-name="P12"><text:span text:style-name="T7">Gereedschapsoverzicht per moestuin</text:span></text:p>
        </text:list-item>
        <text:list-item>
          <text:p text:style-name="P12"><text:span text:style-name="T7">Gamified moestuinen met beanpoints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100317874779660" text:continue-list="list100317265157340" text:style-name="WWNum4">
        <text:list-item>
          <text:p text:style-name="P5"><text:span text:style-name="T1">Definition of Done</text:span></text:p>
        </text:list-item>
      </text:list>
      <text:list xml:id="list877085311" text:style-name="WWNum2">
        <text:list-item>
          <text:p text:style-name="P7"><text:span text:style-name="T7">Write clean code</text:span></text:p>
        </text:list-item>
        <text:list-item>
          <text:p text:style-name="P7"><text:span text:style-name="T7">No code smells</text:span></text:p>
        </text:list-item>
        <text:list-item>
          <text:p text:style-name="P7"><text:span text:style-name="T7">No bad comments</text:span></text:p>
        </text:list-item>
        <text:list-item>
          <text:p text:style-name="P7"><text:span text:style-name="T7">A peer review</text:span></text:p>
        </text:list-item>
        <text:list-item>
          <text:p text:style-name="P7"><text:span text:style-name="T7">Het moet werken zoals het bedoelt is &lt;- </text:span></text:p>
        </text:list-item>
        <text:list-item>
          <text:p text:style-name="P7"><text:span text:style-name="T8">Responsive Design (iets met telefoons)</text:span></text:p>
        </text:list-item>
      </text:list>
      <text:p text:style-name="P18"/>
      <text:p text:style-name="P14"><text:span text:style-name="T8">Glossary updaten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xml:id="list100317007045676" text:continue-list="list100317874779660" text:style-name="WWNum4">
        <text:list-item>
          <text:p text:style-name="P5"><text:span text:style-name="T2">User stories</text:span></text:p>
        </text:list-item>
      </text:list>
      <text:p text:style-name="P18"/>
      <text:p text:style-name="P14"><text:span text:style-name="T8">As a Admin Beheerder,</text:span></text:p>
      <text:p text:style-name="P14"><text:span text:style-name="T8">I want UserCRUD,</text:span></text:p>
      <text:p text:style-name="P14"><text:span text:style-name="T8">So I can add/update/delete users.</text:span></text:p>
      <text:p text:style-name="P18"/>
      <text:p text:style-name="P14"><text:span text:style-name="T8">As a gardener,</text:span></text:p>
      <text:p text:style-name="P14"><text:span text:style-name="T8">I want to see a dynamic schedule,</text:span></text:p>
      <text:p text:style-name="P14"><text:span text:style-name="T8">So I can see what tasks I can do and enroll for the task.</text:span></text:p>
      <text:p text:style-name="P18"/>
      <text:p text:style-name="P14"><text:span text:style-name="T8">As a gardener,</text:span></text:p>
      <text:p text:style-name="P14"><text:span text:style-name="T8">I want to keep track of tasks done by me,</text:span></text:p>
      <text:p text:style-name="P14"><text:span text:style-name="T8">So I can know what I “earn”.</text:span></text:p>
      <text:p text:style-name="P18"/>
      <text:p text:style-name="P14"><text:span text:style-name="T8">As a gardener,</text:span></text:p>
      <text:p text:style-name="P14"><text:span text:style-name="T8">I want to be able to give feedback on what to plant next,</text:span></text:p>
      <text:p text:style-name="P14"><text:span text:style-name="T8">So I can contribute to the crop rotation.</text:span></text:p>
      <text:p text:style-name="P18"/>
      <text:p text:style-name="P14"><text:span text:style-name="T8">As a gardener,</text:span></text:p>
      <text:p text:style-name="P14"><text:span text:style-name="T8">I want a plant information overview(wiki), </text:span></text:p>
      <text:p text:style-name="P14"><text:span text:style-name="T8">So I can learn about plants and know what to do and when. </text:span></text:p>
      <text:p text:style-name="P18"/>
      <text:p text:style-name="P14"><text:span text:style-name="T8">As a garden manager, </text:span></text:p>
      <text:p text:style-name="P14"><text:soft-page-break/><text:span text:style-name="T8">I want a sowing overview,</text:span></text:p>
      <text:p text:style-name="P14"><text:span text:style-name="T8">So I can plant new plant beds. </text:span></text:p>
      <text:p text:style-name="P18"/>
      <text:p text:style-name="P14"><text:span text:style-name="T8">As a garden manager,</text:span></text:p>
      <text:p text:style-name="P14"><text:span text:style-name="T8">I want to manage return per gardener,</text:span></text:p>
      <text:p text:style-name="P14"><text:span text:style-name="T8">So I can give people what they earned. </text:span></text:p>
      <text:p text:style-name="P18"/>
      <text:p text:style-name="P14"><text:span text:style-name="T8">As a garden manager,</text:span></text:p>
      <text:p text:style-name="P14"><text:span text:style-name="T8">I want to assign plants,</text:span></text:p>
      <text:p text:style-name="P14"><text:span text:style-name="T8">So I can select what grows where.</text:span></text:p>
      <text:p text:style-name="P18"/>
      <text:p text:style-name="P14"><text:span text:style-name="T8">As a garden manager,</text:span></text:p>
      <text:p text:style-name="P14"><text:span text:style-name="T8">I want to see an overview of the garden,</text:span></text:p>
      <text:p text:style-name="P14"><text:span text:style-name="T8">So I can keep track of the plant progress.</text:span></text:p>
      <text:p text:style-name="P18"/>
      <text:p text:style-name="P14"><text:span text:style-name="T8">As a garden manager, </text:span></text:p>
      <text:p text:style-name="P14"><text:span text:style-name="T8">I want to be able to add custom tasks,</text:span></text:p>
      <text:p text:style-name="P14"><text:span text:style-name="T8">So I can fill in gaps between regular tasks. </text:span></text:p>
      <text:p text:style-name="P18"/>
      <text:p text:style-name="P14"><text:span text:style-name="T8">As a gardener,</text:span></text:p>
      <text:p text:style-name="P14"><text:span text:style-name="T8">I want to be able to given feedback on what to plant next,</text:span></text:p>
      <text:p text:style-name="P14"><text:span text:style-name="T8">So I can contribute to the crop-rotation/variation</text:span></text:p>
      <text:p text:style-name="P18"/>
      <text:p text:style-name="P14"><text:span text:style-name="T8">As a gardener,</text:span></text:p>
      <text:p text:style-name="P14"><text:soft-page-break/><text:span text:style-name="T8"><text:s/>I want a plant wiki of plants/tasks/time of year/tools/stages/lengths,</text:span></text:p>
      <text:p text:style-name="P14"><text:span text:style-name="T8">So I can learn about plants and know what to do and when</text:span></text:p>
      <text:p text:style-name="P18"/>
      <text:p text:style-name="P14"><text:span text:style-name="T8">As a garden manager,</text:span></text:p>
      <text:p text:style-name="P14"><text:span text:style-name="T8">I want a sowing overview,</text:span></text:p>
      <text:p text:style-name="P14"><text:span text:style-name="T8">So I can plant new plantbeds/crops</text:span></text:p>
      <text:p text:style-name="P18"/>
      <text:p text:style-name="P14"><text:span text:style-name="T8">As a garden manager,</text:span></text:p>
      <text:p text:style-name="P14"><text:span text:style-name="T8">I want to manage the plant wiki,</text:span></text:p>
      <text:p text:style-name="P14"><text:span text:style-name="T8">So I can give gardeners information</text:span></text:p>
      <text:p text:style-name="P18"/>
      <text:p text:style-name="P14"><text:span text:style-name="T8">As a gardener/garden manager,</text:span></text:p>
      <text:p text:style-name="P14"><text:span text:style-name="T8">I want a weather view,</text:span></text:p>
      <text:p text:style-name="P14"><text:span text:style-name="T8">So I can know what it means for my gardening</text:span></text:p>
      <text:p text:style-name="P19"/>
      <text:p text:style-name="P19"/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00317316162905" text:continue-list="list1555126507" text:style-name="WWNum3">
        <text:list-header>
          <text:p text:style-name="P13"><text:span text:style-name="T2">5. Minimal Viable Product</text:span></text:p>
          <text:p text:style-name="P9"><text:span text:style-name="T10">Overzicht van alleen Todo-taken in de moestuin.</text:span></text:p>
          <text:p text:style-name="P9"><text:span text:style-name="T10">Bereikbaar voor vrijwilligers als je hem host.</text:span></text:p>
        </text:list-header>
      </text:list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oft-page-break/><text:span text:style-name="T10"/></text:p>
      <text:list xml:id="list100317314202611" text:continue-numbering="true" text:style-name="WWNum3">
        <text:list-header>
          <text:p text:style-name="P4"><text:span text:style-name="T3">6</text:span><text:span text:style-name="T4">. </text:span><text:span text:style-name="T3">The meaning of 1 </text:span><text:span text:style-name="T5">S</text:span><text:span text:style-name="T3">torypoint</text:span></text:p>
          <text:p text:style-name="P11"><text:span text:style-name="T10">Het maken van een knop en het implementeren van diens functie hebben wij gezet op 1 Storypoint. Bijvoorbeeld: een knop aanmaken (stap 1), informatie wordt uit de database gehaald of in de database gezet (stap2), er wordt informatie/reactie getoond aan gebruiker (stap3).</text:span></text:p>
        </text:list-header>
      </text:list>
      <text:p text:style-name="P10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nl" fo:country="N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Koptekst_20_Char" style:display-name="Koptekst Char" style:family="text" style:parent-style-name="Default_20_Paragraph_20_Font">
      <style:text-properties fo:language="nl" fo:country="NL"/>
    </style:style>
    <style:style style:name="Voettekst_20_Char" style:display-name="Voettekst Char" style:family="text" style:parent-style-name="Default_20_Paragraph_20_Font">
      <style:text-properties fo:language="nl" fo:country="NL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ipPC2</meta:initial-creator>
    <meta:editing-cycles>5</meta:editing-cycles>
    <meta:creation-date>2021-10-04T11:50:00</meta:creation-date>
    <dc:date>2021-10-05T10:02:39.238788476</dc:date>
    <meta:editing-duration>PT19H13M17S</meta:editing-duration>
    <meta:generator>LibreOffice/6.4.7.2$Linux_X86_64 LibreOffice_project/40$Build-2</meta:generator>
    <meta:document-statistic meta:table-count="0" meta:image-count="0" meta:object-count="0" meta:page-count="10" meta:paragraph-count="92" meta:word-count="602" meta:character-count="3446" meta:non-whitespace-character-count="29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